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1cm" draw:marker-start-width="0.5cm" draw:marker-end="Arrow" draw:marker-end-width="0.2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46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Semibold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Semibold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 Semibold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2" xml:id="id1" draw:id="id1" draw:layer="layout" svg:width="0.939cm" svg:height="0.914cm" svg:x="2.483cm" svg:y="1.7cm">
              <text:p text:style-name="P1"><text:span text:style-name="T1">6</text:span></text:p>
            </draw:rect>
            <draw:rect draw:style-name="gr1" draw:text-style-name="P2" xml:id="id2" draw:id="id2" draw:layer="layout" svg:width="0.939cm" svg:height="0.914cm" svg:x="3.752cm" svg:y="1.7cm">
              <text:p text:style-name="P1"><text:span text:style-name="T1">4</text:span></text:p>
            </draw:rect>
            <draw:rect draw:style-name="gr1" draw:text-style-name="P3" draw:layer="layout" svg:width="0.939cm" svg:height="0.914cm" svg:x="5.022cm" svg:y="1.7cm">
              <text:p text:style-name="P1"><text:span text:style-name="T2">7</text:span></text:p>
            </draw:rect>
            <draw:rect draw:style-name="gr1" draw:text-style-name="P3" draw:layer="layout" svg:width="0.939cm" svg:height="0.914cm" svg:x="6.289cm" svg:y="1.7cm">
              <text:p text:style-name="P1"><text:span text:style-name="T2">5</text:span></text:p>
            </draw:rect>
            <draw:connector draw:style-name="gr2" draw:text-style-name="P5" draw:layer="layout" svg:x1="2.952cm" svg:y1="2.614cm" svg:x2="4.221cm" svg:y2="2.614cm" draw:start-shape="id1" draw:start-glue-point="2" draw:end-shape="id2" draw:end-glue-point="2" svg:d="M2952 2614v501h1269v-501" svg:viewBox="0 0 1270 502">
              <text:p text:style-name="P4"><text:span text:style-name="T3">comp</text:span></text:p>
            </draw:connector>
          </draw:g>
          <draw:g>
            <draw:rect draw:style-name="gr1" draw:text-style-name="P2" xml:id="id3" draw:id="id3" draw:layer="layout" svg:width="0.939cm" svg:height="0.914cm" svg:x="8.694cm" svg:y="1.7cm">
              <text:p text:style-name="P1"><text:span text:style-name="T1">4</text:span></text:p>
            </draw:rect>
            <draw:rect draw:style-name="gr1" draw:text-style-name="P2" xml:id="id4" draw:id="id4" draw:layer="layout" svg:width="0.939cm" svg:height="0.914cm" svg:x="9.963cm" svg:y="1.7cm">
              <text:p text:style-name="P1"><text:span text:style-name="T1">6</text:span></text:p>
            </draw:rect>
            <draw:rect draw:style-name="gr1" draw:text-style-name="P3" draw:layer="layout" svg:width="0.939cm" svg:height="0.914cm" svg:x="11.233cm" svg:y="1.7cm">
              <text:p text:style-name="P1"><text:span text:style-name="T2">7</text:span></text:p>
            </draw:rect>
            <draw:rect draw:style-name="gr1" draw:text-style-name="P3" draw:layer="layout" svg:width="0.939cm" svg:height="0.914cm" svg:x="12.5cm" svg:y="1.7cm">
              <text:p text:style-name="P1"><text:span text:style-name="T2">5</text:span></text:p>
            </draw:rect>
            <draw:connector draw:style-name="gr2" draw:text-style-name="P5" draw:layer="layout" svg:x1="9.163cm" svg:y1="2.614cm" svg:x2="10.432cm" svg:y2="2.614cm" draw:start-shape="id3" draw:start-glue-point="2" draw:end-shape="id4" draw:end-glue-point="2" svg:d="M9163 2614v501h1269v-501" svg:viewBox="0 0 1270 502">
              <text:p text:style-name="P4"><text:span text:style-name="T3">swap</text:span></text:p>
            </draw:connector>
          </draw:g>
          <draw:g>
            <draw:rect draw:style-name="gr1" draw:text-style-name="P2" draw:layer="layout" svg:width="0.939cm" svg:height="0.914cm" svg:x="14.855cm" svg:y="1.7cm">
              <text:p text:style-name="P1"><text:span text:style-name="T1">4</text:span></text:p>
            </draw:rect>
            <draw:rect draw:style-name="gr1" draw:text-style-name="P2" xml:id="id5" draw:id="id5" draw:layer="layout" svg:width="0.939cm" svg:height="0.914cm" svg:x="16.124cm" svg:y="1.7cm">
              <text:p text:style-name="P1"><text:span text:style-name="T1">6</text:span></text:p>
            </draw:rect>
            <draw:rect draw:style-name="gr1" draw:text-style-name="P3" xml:id="id6" draw:id="id6" draw:layer="layout" svg:width="0.939cm" svg:height="0.914cm" svg:x="17.394cm" svg:y="1.7cm">
              <text:p text:style-name="P1"><text:span text:style-name="T2">7</text:span></text:p>
            </draw:rect>
            <draw:rect draw:style-name="gr1" draw:text-style-name="P3" draw:layer="layout" svg:width="0.939cm" svg:height="0.914cm" svg:x="18.661cm" svg:y="1.7cm">
              <text:p text:style-name="P1"><text:span text:style-name="T2">5</text:span></text:p>
            </draw:rect>
            <draw:connector draw:style-name="gr2" draw:text-style-name="P5" draw:layer="layout" svg:x1="16.593cm" svg:y1="2.614cm" svg:x2="17.863cm" svg:y2="2.614cm" draw:start-shape="id5" draw:start-glue-point="2" draw:end-shape="id6" draw:end-glue-point="2" svg:d="M16593 2614v501h1270v-501" svg:viewBox="0 0 1271 502">
              <text:p text:style-name="P4"><text:span text:style-name="T3">comp</text:span></text:p>
            </draw:connector>
          </draw:g>
          <draw:line draw:style-name="gr3" draw:text-style-name="P6" draw:layer="layout" svg:x1="7.61cm" svg:y1="2.207cm" svg:x2="8.31cm" svg:y2="2.207cm">
            <text:p/>
          </draw:line>
          <draw:line draw:style-name="gr3" draw:text-style-name="P6" draw:layer="layout" svg:x1="13.821cm" svg:y1="2.207cm" svg:x2="14.521cm" svg:y2="2.207cm">
            <text:p/>
          </draw:line>
          <draw:line draw:style-name="gr3" draw:text-style-name="P6" draw:layer="layout" svg:x1="1.4cm" svg:y1="2.2cm" svg:x2="2.1cm" svg:y2="2.2cm">
            <text:p/>
          </draw:line>
        </draw:g>
        <draw:g>
          <draw:g>
            <draw:rect draw:style-name="gr1" draw:text-style-name="P2" draw:layer="layout" svg:width="0.939cm" svg:height="0.914cm" svg:x="2.483cm" svg:y="3.967cm">
              <text:p text:style-name="P1"><text:span text:style-name="T1">4</text:span></text:p>
            </draw:rect>
            <draw:rect draw:style-name="gr1" draw:text-style-name="P2" draw:layer="layout" svg:width="0.939cm" svg:height="0.914cm" svg:x="3.752cm" svg:y="3.967cm">
              <text:p text:style-name="P1"><text:span text:style-name="T1">6</text:span></text:p>
            </draw:rect>
            <draw:rect draw:style-name="gr1" draw:text-style-name="P3" xml:id="id7" draw:id="id7" draw:layer="layout" svg:width="0.939cm" svg:height="0.914cm" svg:x="5.022cm" svg:y="3.967cm">
              <text:p text:style-name="P1"><text:span text:style-name="T2">7</text:span></text:p>
            </draw:rect>
            <draw:rect draw:style-name="gr1" draw:text-style-name="P3" xml:id="id8" draw:id="id8" draw:layer="layout" svg:width="0.939cm" svg:height="0.914cm" svg:x="6.289cm" svg:y="3.967cm">
              <text:p text:style-name="P1"><text:span text:style-name="T2">5</text:span></text:p>
            </draw:rect>
            <draw:connector draw:style-name="gr2" draw:text-style-name="P5" draw:layer="layout" svg:x1="5.491cm" svg:y1="4.881cm" svg:x2="6.758cm" svg:y2="4.881cm" draw:start-shape="id7" draw:start-glue-point="2" draw:end-shape="id8" draw:end-glue-point="2" svg:d="M5491 4881v501h1267v-501" svg:viewBox="0 0 1268 502">
              <text:p text:style-name="P4"><text:span text:style-name="T3">comp</text:span></text:p>
            </draw:connector>
          </draw:g>
          <draw:g>
            <draw:rect draw:style-name="gr1" draw:text-style-name="P2" draw:layer="layout" svg:width="0.939cm" svg:height="0.914cm" svg:x="8.694cm" svg:y="3.967cm">
              <text:p text:style-name="P1"><text:span text:style-name="T1">4</text:span></text:p>
            </draw:rect>
            <draw:rect draw:style-name="gr1" draw:text-style-name="P2" draw:layer="layout" svg:width="0.939cm" svg:height="0.914cm" svg:x="9.963cm" svg:y="3.967cm">
              <text:p text:style-name="P1"><text:span text:style-name="T1">6</text:span></text:p>
            </draw:rect>
            <draw:rect draw:style-name="gr1" draw:text-style-name="P3" xml:id="id9" draw:id="id9" draw:layer="layout" svg:width="0.939cm" svg:height="0.914cm" svg:x="11.233cm" svg:y="3.967cm">
              <text:p text:style-name="P1"><text:span text:style-name="T2">5</text:span></text:p>
            </draw:rect>
            <draw:rect draw:style-name="gr1" draw:text-style-name="P3" xml:id="id10" draw:id="id10" draw:layer="layout" svg:width="0.939cm" svg:height="0.914cm" svg:x="12.5cm" svg:y="3.967cm">
              <text:p text:style-name="P1"><text:span text:style-name="T2">7</text:span></text:p>
            </draw:rect>
            <draw:connector draw:style-name="gr2" draw:text-style-name="P5" draw:layer="layout" svg:x1="11.702cm" svg:y1="4.881cm" svg:x2="12.969cm" svg:y2="4.881cm" draw:start-shape="id9" draw:start-glue-point="2" draw:end-shape="id10" draw:end-glue-point="2" svg:d="M11702 4881v501h1267v-501" svg:viewBox="0 0 1268 502">
              <text:p text:style-name="P4"><text:span text:style-name="T3">swap</text:span></text:p>
            </draw:connector>
          </draw:g>
          <draw:line draw:style-name="gr3" draw:text-style-name="P6" draw:layer="layout" svg:x1="7.61cm" svg:y1="4.474cm" svg:x2="8.31cm" svg:y2="4.474cm">
            <text:p/>
          </draw:line>
          <draw:line draw:style-name="gr3" draw:text-style-name="P6" draw:layer="layout" svg:x1="1.4cm" svg:y1="4.474cm" svg:x2="2.1cm" svg:y2="4.474cm">
            <text:p/>
          </draw:line>
        </draw:g>
        <draw:g>
          <draw:g>
            <draw:rect draw:style-name="gr1" draw:text-style-name="P2" xml:id="id11" draw:id="id11" draw:layer="layout" svg:width="0.939cm" svg:height="0.914cm" svg:x="2.483cm" svg:y="6.235cm">
              <text:p text:style-name="P1"><text:span text:style-name="T1">4</text:span></text:p>
            </draw:rect>
            <draw:rect draw:style-name="gr1" draw:text-style-name="P2" xml:id="id12" draw:id="id12" draw:layer="layout" svg:width="0.939cm" svg:height="0.914cm" svg:x="3.752cm" svg:y="6.235cm">
              <text:p text:style-name="P1"><text:span text:style-name="T1">6</text:span></text:p>
            </draw:rect>
            <draw:rect draw:style-name="gr1" draw:text-style-name="P3" draw:layer="layout" svg:width="0.939cm" svg:height="0.914cm" svg:x="5.022cm" svg:y="6.235cm">
              <text:p text:style-name="P1"><text:span text:style-name="T2">5</text:span></text:p>
            </draw:rect>
            <draw:rect draw:style-name="gr1" draw:text-style-name="P3" draw:layer="layout" svg:width="0.939cm" svg:height="0.914cm" svg:x="6.289cm" svg:y="6.235cm">
              <text:p text:style-name="P1"><text:span text:style-name="T2">7</text:span></text:p>
            </draw:rect>
            <draw:connector draw:style-name="gr2" draw:text-style-name="P5" draw:layer="layout" svg:x1="2.952cm" svg:y1="7.149cm" svg:x2="4.221cm" svg:y2="7.149cm" draw:start-shape="id11" draw:start-glue-point="2" draw:end-shape="id12" draw:end-glue-point="2" svg:d="M2952 7149v501h1269v-501" svg:viewBox="0 0 1270 502">
              <text:p text:style-name="P4"><text:span text:style-name="T3">comp</text:span></text:p>
            </draw:connector>
            <draw:line draw:style-name="gr4" draw:text-style-name="P6" draw:layer="layout" svg:x1="6.125cm" svg:y1="6.242cm" svg:x2="6.125cm" svg:y2="7.142cm">
              <text:p/>
            </draw:line>
          </draw:g>
          <draw:g>
            <draw:rect draw:style-name="gr1" draw:text-style-name="P2" draw:layer="layout" svg:width="0.939cm" svg:height="0.914cm" svg:x="8.694cm" svg:y="6.235cm">
              <text:p text:style-name="P1"><text:span text:style-name="T1">4</text:span></text:p>
            </draw:rect>
            <draw:rect draw:style-name="gr1" draw:text-style-name="P2" xml:id="id13" draw:id="id13" draw:layer="layout" svg:width="0.939cm" svg:height="0.914cm" svg:x="9.963cm" svg:y="6.235cm">
              <text:p text:style-name="P1"><text:span text:style-name="T1">6</text:span></text:p>
            </draw:rect>
            <draw:rect draw:style-name="gr1" draw:text-style-name="P3" xml:id="id14" draw:id="id14" draw:layer="layout" svg:width="0.939cm" svg:height="0.914cm" svg:x="11.233cm" svg:y="6.235cm">
              <text:p text:style-name="P1"><text:span text:style-name="T2">5</text:span></text:p>
            </draw:rect>
            <draw:rect draw:style-name="gr1" draw:text-style-name="P3" draw:layer="layout" svg:width="0.939cm" svg:height="0.914cm" svg:x="12.5cm" svg:y="6.235cm">
              <text:p text:style-name="P1"><text:span text:style-name="T2">7</text:span></text:p>
            </draw:rect>
            <draw:connector draw:style-name="gr2" draw:text-style-name="P5" draw:layer="layout" svg:x1="10.432cm" svg:y1="7.149cm" svg:x2="11.702cm" svg:y2="7.149cm" draw:start-shape="id13" draw:start-glue-point="2" draw:end-shape="id14" draw:end-glue-point="2" svg:d="M10432 7149v501h1270v-501" svg:viewBox="0 0 1271 502">
              <text:p text:style-name="P4"><text:span text:style-name="T3">comp</text:span></text:p>
            </draw:connector>
            <draw:line draw:style-name="gr4" draw:text-style-name="P6" draw:layer="layout" svg:x1="12.336cm" svg:y1="6.242cm" svg:x2="12.336cm" svg:y2="7.142cm">
              <text:p/>
            </draw:line>
          </draw:g>
          <draw:g>
            <draw:rect draw:style-name="gr1" draw:text-style-name="P2" draw:layer="layout" svg:width="0.939cm" svg:height="0.914cm" svg:x="14.855cm" svg:y="6.235cm">
              <text:p text:style-name="P1"><text:span text:style-name="T1">4</text:span></text:p>
            </draw:rect>
            <draw:rect draw:style-name="gr1" draw:text-style-name="P2" xml:id="id15" draw:id="id15" draw:layer="layout" svg:width="0.939cm" svg:height="0.914cm" svg:x="16.124cm" svg:y="6.235cm">
              <text:p text:style-name="P1"><text:span text:style-name="T1">5</text:span></text:p>
            </draw:rect>
            <draw:rect draw:style-name="gr1" draw:text-style-name="P3" xml:id="id16" draw:id="id16" draw:layer="layout" svg:width="0.939cm" svg:height="0.914cm" svg:x="17.394cm" svg:y="6.235cm">
              <text:p text:style-name="P1"><text:span text:style-name="T2">6</text:span></text:p>
            </draw:rect>
            <draw:rect draw:style-name="gr1" draw:text-style-name="P3" draw:layer="layout" svg:width="0.939cm" svg:height="0.914cm" svg:x="18.661cm" svg:y="6.235cm">
              <text:p text:style-name="P1"><text:span text:style-name="T2">7</text:span></text:p>
            </draw:rect>
            <draw:connector draw:style-name="gr2" draw:text-style-name="P5" draw:layer="layout" svg:x1="16.593cm" svg:y1="7.149cm" svg:x2="17.863cm" svg:y2="7.149cm" draw:start-shape="id15" draw:start-glue-point="2" draw:end-shape="id16" draw:end-glue-point="2" svg:d="M16593 7149v501h1270v-501" svg:viewBox="0 0 1271 502">
              <text:p text:style-name="P4"><text:span text:style-name="T3">swap</text:span></text:p>
            </draw:connector>
            <draw:line draw:style-name="gr4" draw:text-style-name="P6" draw:layer="layout" svg:x1="18.497cm" svg:y1="6.242cm" svg:x2="18.497cm" svg:y2="7.142cm">
              <text:p/>
            </draw:line>
          </draw:g>
          <draw:line draw:style-name="gr3" draw:text-style-name="P6" draw:layer="layout" svg:x1="7.61cm" svg:y1="6.742cm" svg:x2="8.31cm" svg:y2="6.742cm">
            <text:p/>
          </draw:line>
          <draw:line draw:style-name="gr3" draw:text-style-name="P6" draw:layer="layout" svg:x1="13.821cm" svg:y1="6.742cm" svg:x2="14.521cm" svg:y2="6.742cm">
            <text:p/>
          </draw:line>
          <draw:line draw:style-name="gr3" draw:text-style-name="P6" draw:layer="layout" svg:x1="1.4cm" svg:y1="6.735cm" svg:x2="2.1cm" svg:y2="6.735cm">
            <text:p/>
          </draw:line>
        </draw:g>
        <draw:g>
          <draw:g>
            <draw:rect draw:style-name="gr1" draw:text-style-name="P2" xml:id="id17" draw:id="id17" draw:layer="layout" svg:width="0.939cm" svg:height="0.914cm" svg:x="2.483cm" svg:y="8.5cm">
              <text:p text:style-name="P1"><text:span text:style-name="T1">4</text:span></text:p>
            </draw:rect>
            <draw:rect draw:style-name="gr1" draw:text-style-name="P2" xml:id="id18" draw:id="id18" draw:layer="layout" svg:width="0.939cm" svg:height="0.914cm" svg:x="3.752cm" svg:y="8.5cm">
              <text:p text:style-name="P1"><text:span text:style-name="T1">6</text:span></text:p>
            </draw:rect>
            <draw:rect draw:style-name="gr1" draw:text-style-name="P3" draw:layer="layout" svg:width="0.939cm" svg:height="0.914cm" svg:x="5.022cm" svg:y="8.5cm">
              <text:p text:style-name="P1"><text:span text:style-name="T2">5</text:span></text:p>
            </draw:rect>
            <draw:rect draw:style-name="gr1" draw:text-style-name="P3" draw:layer="layout" svg:width="0.939cm" svg:height="0.914cm" svg:x="6.289cm" svg:y="8.5cm">
              <text:p text:style-name="P1"><text:span text:style-name="T2">7</text:span></text:p>
            </draw:rect>
            <draw:connector draw:style-name="gr2" draw:text-style-name="P5" draw:layer="layout" svg:x1="2.952cm" svg:y1="9.414cm" svg:x2="4.221cm" svg:y2="9.414cm" draw:start-shape="id17" draw:start-glue-point="2" draw:end-shape="id18" draw:end-glue-point="2" svg:d="M2952 9414v501h1269v-501" svg:viewBox="0 0 1270 502">
              <text:p text:style-name="P4"><text:span text:style-name="T3">comp</text:span></text:p>
            </draw:connector>
            <draw:line draw:style-name="gr4" draw:text-style-name="P6" draw:layer="layout" svg:x1="4.856cm" svg:y1="8.507cm" svg:x2="4.856cm" svg:y2="9.407cm">
              <text:p/>
            </draw:line>
          </draw:g>
          <draw:line draw:style-name="gr3" draw:text-style-name="P6" draw:layer="layout" svg:x1="1.4cm" svg:y1="9cm" svg:x2="2.1cm" svg:y2="9cm">
            <text:p/>
          </draw:line>
        </draw:g>
        <draw:g>
          <draw:g>
            <draw:rect draw:style-name="gr1" draw:text-style-name="P2" xml:id="id19" draw:id="id19" draw:layer="layout" svg:width="0.939cm" svg:height="0.914cm" svg:x="2.564cm" svg:y="11.285cm">
              <text:p text:style-name="P1"><text:span text:style-name="T1">6</text:span></text:p>
            </draw:rect>
            <draw:rect draw:style-name="gr1" draw:text-style-name="P2" draw:layer="layout" svg:width="0.939cm" svg:height="0.914cm" svg:x="3.833cm" svg:y="11.285cm">
              <text:p text:style-name="P1"><text:span text:style-name="T1">4</text:span></text:p>
            </draw:rect>
            <draw:rect draw:style-name="gr1" draw:text-style-name="P3" draw:layer="layout" svg:width="0.939cm" svg:height="0.914cm" svg:x="5.103cm" svg:y="11.285cm">
              <text:p text:style-name="P1"><text:span text:style-name="T2">7</text:span></text:p>
            </draw:rect>
            <draw:rect draw:style-name="gr1" draw:text-style-name="P3" xml:id="id20" draw:id="id20" draw:layer="layout" svg:width="0.939cm" svg:height="0.914cm" svg:x="6.37cm" svg:y="11.285cm">
              <text:p text:style-name="P1"><text:span text:style-name="T2">5</text:span></text:p>
            </draw:rect>
            <draw:connector draw:style-name="gr2" draw:text-style-name="P5" draw:layer="layout" svg:x1="3.033cm" svg:y1="12.199cm" svg:x2="6.839cm" svg:y2="12.199cm" draw:start-shape="id19" draw:start-glue-point="2" draw:end-shape="id20" draw:end-glue-point="2" svg:d="M3033 12199v501h3806v-501" svg:viewBox="0 0 3807 502">
              <text:p text:style-name="P4"><text:span text:style-name="T3">find max</text:span></text:p>
            </draw:connector>
            <draw:custom-shape draw:style-name="gr5" draw:text-style-name="P6" draw:layer="layout" svg:width="0.7cm" svg:height="0.7cm" svg:x="5.222cm" svg:y="11.3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rect draw:style-name="gr1" draw:text-style-name="P2" draw:layer="layout" svg:width="0.939cm" svg:height="0.914cm" svg:x="8.775cm" svg:y="11.285cm">
              <text:p text:style-name="P1"><text:span text:style-name="T1">6</text:span></text:p>
            </draw:rect>
            <draw:rect draw:style-name="gr1" draw:text-style-name="P2" draw:layer="layout" svg:width="0.939cm" svg:height="0.914cm" svg:x="10.044cm" svg:y="11.285cm">
              <text:p text:style-name="P1"><text:span text:style-name="T1">4</text:span></text:p>
            </draw:rect>
            <draw:rect draw:style-name="gr1" draw:text-style-name="P3" xml:id="id21" draw:id="id21" draw:layer="layout" svg:width="0.939cm" svg:height="0.914cm" svg:x="11.314cm" svg:y="11.285cm">
              <text:p text:style-name="P1"><text:span text:style-name="T2">5</text:span></text:p>
            </draw:rect>
            <draw:rect draw:style-name="gr1" draw:text-style-name="P3" xml:id="id22" draw:id="id22" draw:layer="layout" svg:width="0.939cm" svg:height="0.914cm" svg:x="12.581cm" svg:y="11.285cm">
              <text:p text:style-name="P1"><text:span text:style-name="T2">7</text:span></text:p>
            </draw:rect>
            <draw:connector draw:style-name="gr2" draw:text-style-name="P5" draw:layer="layout" svg:x1="11.783cm" svg:y1="12.199cm" svg:x2="13.05cm" svg:y2="12.199cm" draw:start-shape="id21" draw:start-glue-point="2" draw:end-shape="id22" draw:end-glue-point="2" svg:d="M11783 12199v501h1267v-501" svg:viewBox="0 0 1268 502">
              <text:p text:style-name="P4"><text:span text:style-name="T3">swap</text:span></text:p>
            </draw:connector>
            <draw:line draw:style-name="gr4" draw:text-style-name="P6" draw:layer="layout" svg:x1="12.417cm" svg:y1="11.292cm" svg:x2="12.417cm" svg:y2="12.192cm">
              <text:p/>
            </draw:line>
          </draw:g>
          <draw:line draw:style-name="gr3" draw:text-style-name="P6" draw:layer="layout" svg:x1="7.691cm" svg:y1="11.792cm" svg:x2="8.391cm" svg:y2="11.792cm">
            <text:p/>
          </draw:line>
          <draw:line draw:style-name="gr3" draw:text-style-name="P6" draw:layer="layout" svg:x1="1.481cm" svg:y1="11.785cm" svg:x2="2.181cm" svg:y2="11.785cm">
            <text:p/>
          </draw:line>
        </draw:g>
        <draw:g>
          <draw:g>
            <draw:rect draw:style-name="gr1" draw:text-style-name="P2" xml:id="id23" draw:id="id23" draw:layer="layout" svg:width="0.939cm" svg:height="0.914cm" svg:x="2.564cm" svg:y="13.252cm">
              <text:p text:style-name="P1"><text:span text:style-name="T1">6</text:span></text:p>
            </draw:rect>
            <draw:rect draw:style-name="gr1" draw:text-style-name="P2" draw:layer="layout" svg:width="0.939cm" svg:height="0.914cm" svg:x="3.833cm" svg:y="13.252cm">
              <text:p text:style-name="P1"><text:span text:style-name="T1">4</text:span></text:p>
            </draw:rect>
            <draw:rect draw:style-name="gr1" draw:text-style-name="P3" xml:id="id24" draw:id="id24" draw:layer="layout" svg:width="0.939cm" svg:height="0.914cm" svg:x="5.103cm" svg:y="13.252cm">
              <text:p text:style-name="P1"><text:span text:style-name="T2">5</text:span></text:p>
            </draw:rect>
            <draw:rect draw:style-name="gr1" draw:text-style-name="P3" draw:layer="layout" svg:width="0.939cm" svg:height="0.914cm" svg:x="6.37cm" svg:y="13.252cm">
              <text:p text:style-name="P1"><text:span text:style-name="T2">7</text:span></text:p>
            </draw:rect>
            <draw:connector draw:style-name="gr2" draw:text-style-name="P5" draw:layer="layout" svg:x1="3.033cm" svg:y1="14.166cm" svg:x2="5.572cm" svg:y2="14.166cm" draw:start-shape="id23" draw:start-glue-point="2" draw:end-shape="id24" draw:end-glue-point="2" svg:d="M3033 14166v501h2539v-501" svg:viewBox="0 0 2540 502">
              <text:p text:style-name="P4"><text:span text:style-name="T3">max</text:span></text:p>
            </draw:connector>
            <draw:custom-shape draw:style-name="gr5" draw:text-style-name="P6" draw:layer="layout" svg:width="0.7cm" svg:height="0.7cm" svg:x="2.683cm" svg:y="13.3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6" draw:layer="layout" svg:x1="6.206cm" svg:y1="13.259cm" svg:x2="6.206cm" svg:y2="14.159cm">
              <text:p/>
            </draw:line>
          </draw:g>
          <draw:g>
            <draw:rect draw:style-name="gr1" draw:text-style-name="P2" xml:id="id25" draw:id="id25" draw:layer="layout" svg:width="0.939cm" svg:height="0.914cm" svg:x="8.775cm" svg:y="13.252cm">
              <text:p text:style-name="P1"><text:span text:style-name="T1">5</text:span></text:p>
            </draw:rect>
            <draw:rect draw:style-name="gr1" draw:text-style-name="P2" draw:layer="layout" svg:width="0.939cm" svg:height="0.914cm" svg:x="10.044cm" svg:y="13.252cm">
              <text:p text:style-name="P1"><text:span text:style-name="T1">4</text:span></text:p>
            </draw:rect>
            <draw:rect draw:style-name="gr1" draw:text-style-name="P3" xml:id="id26" draw:id="id26" draw:layer="layout" svg:width="0.939cm" svg:height="0.914cm" svg:x="11.314cm" svg:y="13.252cm">
              <text:p text:style-name="P1"><text:span text:style-name="T2">6</text:span></text:p>
            </draw:rect>
            <draw:rect draw:style-name="gr1" draw:text-style-name="P3" draw:layer="layout" svg:width="0.939cm" svg:height="0.914cm" svg:x="12.581cm" svg:y="13.252cm">
              <text:p text:style-name="P1"><text:span text:style-name="T2">7</text:span></text:p>
            </draw:rect>
            <draw:connector draw:style-name="gr2" draw:text-style-name="P5" draw:layer="layout" svg:x1="9.244cm" svg:y1="14.166cm" svg:x2="11.783cm" svg:y2="14.166cm" draw:start-shape="id25" draw:start-glue-point="2" draw:end-shape="id26" draw:end-glue-point="2" svg:d="M9244 14166v501h2539v-501" svg:viewBox="0 0 2540 502">
              <text:p text:style-name="P4"><text:span text:style-name="T3">swap</text:span></text:p>
            </draw:connector>
            <draw:line draw:style-name="gr4" draw:text-style-name="P6" draw:layer="layout" svg:x1="11.148cm" svg:y1="13.259cm" svg:x2="11.148cm" svg:y2="14.159cm">
              <text:p/>
            </draw:line>
          </draw:g>
          <draw:line draw:style-name="gr3" draw:text-style-name="P6" draw:layer="layout" svg:x1="7.691cm" svg:y1="13.759cm" svg:x2="8.391cm" svg:y2="13.759cm">
            <text:p/>
          </draw:line>
          <draw:line draw:style-name="gr3" draw:text-style-name="P6" draw:layer="layout" svg:x1="1.481cm" svg:y1="13.752cm" svg:x2="2.181cm" svg:y2="13.752cm">
            <text:p/>
          </draw:line>
        </draw:g>
        <draw:g>
          <draw:g>
            <draw:rect draw:style-name="gr1" draw:text-style-name="P2" xml:id="id27" draw:id="id27" draw:layer="layout" svg:width="0.939cm" svg:height="0.914cm" svg:x="2.564cm" svg:y="15.2cm">
              <text:p text:style-name="P1"><text:span text:style-name="T1">5</text:span></text:p>
            </draw:rect>
            <draw:rect draw:style-name="gr1" draw:text-style-name="P2" xml:id="id28" draw:id="id28" draw:layer="layout" svg:width="0.939cm" svg:height="0.914cm" svg:x="3.833cm" svg:y="15.2cm">
              <text:p text:style-name="P1"><text:span text:style-name="T1">4</text:span></text:p>
            </draw:rect>
            <draw:rect draw:style-name="gr1" draw:text-style-name="P3" draw:layer="layout" svg:width="0.939cm" svg:height="0.914cm" svg:x="5.103cm" svg:y="15.2cm">
              <text:p text:style-name="P1"><text:span text:style-name="T2">6</text:span></text:p>
            </draw:rect>
            <draw:rect draw:style-name="gr1" draw:text-style-name="P3" draw:layer="layout" svg:width="0.939cm" svg:height="0.914cm" svg:x="6.37cm" svg:y="15.2cm">
              <text:p text:style-name="P1"><text:span text:style-name="T2">7</text:span></text:p>
            </draw:rect>
            <draw:connector draw:style-name="gr2" draw:text-style-name="P5" draw:layer="layout" svg:x1="3.033cm" svg:y1="16.114cm" svg:x2="4.302cm" svg:y2="16.114cm" draw:start-shape="id27" draw:start-glue-point="2" draw:end-shape="id28" draw:end-glue-point="2" svg:d="M3033 16114v501h1269v-501" svg:viewBox="0 0 1270 502">
              <text:p text:style-name="P5"><text:span text:style-name="T3">max</text:span></text:p>
            </draw:connector>
            <draw:custom-shape draw:style-name="gr5" draw:text-style-name="P6" draw:layer="layout" svg:width="0.7cm" svg:height="0.7cm" svg:x="2.683cm" svg:y="15.3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6" draw:layer="layout" svg:x1="4.937cm" svg:y1="15.207cm" svg:x2="4.937cm" svg:y2="16.107cm">
              <text:p/>
            </draw:line>
          </draw:g>
          <draw:g>
            <draw:rect draw:style-name="gr1" draw:text-style-name="P2" xml:id="id29" draw:id="id29" draw:layer="layout" svg:width="0.939cm" svg:height="0.914cm" svg:x="8.775cm" svg:y="15.2cm">
              <text:p text:style-name="P1"><text:span text:style-name="T1">4</text:span></text:p>
            </draw:rect>
            <draw:rect draw:style-name="gr1" draw:text-style-name="P2" xml:id="id30" draw:id="id30" draw:layer="layout" svg:width="0.939cm" svg:height="0.914cm" svg:x="10.044cm" svg:y="15.2cm">
              <text:p text:style-name="P1"><text:span text:style-name="T1">5</text:span></text:p>
            </draw:rect>
            <draw:rect draw:style-name="gr1" draw:text-style-name="P3" draw:layer="layout" svg:width="0.939cm" svg:height="0.914cm" svg:x="11.314cm" svg:y="15.2cm">
              <text:p text:style-name="P1"><text:span text:style-name="T2">6</text:span></text:p>
            </draw:rect>
            <draw:rect draw:style-name="gr1" draw:text-style-name="P3" draw:layer="layout" svg:width="0.939cm" svg:height="0.914cm" svg:x="12.581cm" svg:y="15.2cm">
              <text:p text:style-name="P1"><text:span text:style-name="T2">7</text:span></text:p>
            </draw:rect>
            <draw:connector draw:style-name="gr2" draw:text-style-name="P5" draw:layer="layout" svg:x1="9.244cm" svg:y1="16.114cm" svg:x2="10.513cm" svg:y2="16.114cm" draw:start-shape="id29" draw:start-glue-point="2" draw:end-shape="id30" draw:end-glue-point="2" svg:d="M9244 16114v501h1269v-501" svg:viewBox="0 0 1270 502">
              <text:p text:style-name="P4"><text:span text:style-name="T3">swap</text:span></text:p>
            </draw:connector>
            <draw:line draw:style-name="gr4" draw:text-style-name="P6" draw:layer="layout" svg:x1="9.879cm" svg:y1="15.2cm" svg:x2="9.879cm" svg:y2="16.1cm">
              <text:p/>
            </draw:line>
          </draw:g>
          <draw:line draw:style-name="gr3" draw:text-style-name="P6" draw:layer="layout" svg:x1="7.691cm" svg:y1="15.707cm" svg:x2="8.391cm" svg:y2="15.707cm">
            <text:p/>
          </draw:line>
          <draw:line draw:style-name="gr3" draw:text-style-name="P6" draw:layer="layout" svg:x1="1.481cm" svg:y1="15.7cm" svg:x2="2.181cm" svg:y2="15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3:13:03.780503441</meta:creation-date>
    <meta:generator>LibreOffice/4.4.1.2$Linux_X86_64 LibreOffice_project/40m0$Build-2</meta:generator>
    <dc:date>2015-03-01T17:13:59.588778517</dc:date>
    <meta:editing-duration>PT22M32S</meta:editing-duration>
    <meta:editing-cycles>7</meta:editing-cycles>
    <meta:document-statistic meta:object-count="124"/>
  </office:meta>
</office:document-meta>
</file>